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6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formula="of:=17/25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/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/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/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10-21">00/00/0000</text:date>, <text:time style:data-style-name="N2" text:time-value="15:13:36.85837925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10-21T15:12:12</meta:creation-date>
    <dc:date>2022-10-21T15:20:13.362271050</dc:date>
    <meta:editing-duration>PT6M35S</meta:editing-duration>
    <meta:editing-cycles>2</meta:editing-cycles>
    <meta:document-statistic meta:table-count="1" meta:cell-count="87" meta:object-count="0"/>
  </office:meta>
</office:document-meta>
</file>